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dce7" officeooo:paragraph-rsid="000ddce7"/>
    </style:style>
    <style:style style:name="P2" style:family="paragraph" style:parent-style-name="Standard">
      <style:text-properties officeooo:rsid="001eadef" officeooo:paragraph-rsid="000f1a8a"/>
    </style:style>
    <style:style style:name="P3" style:family="paragraph" style:parent-style-name="Standard">
      <style:text-properties officeooo:rsid="0011e60c" officeooo:paragraph-rsid="0011e60c"/>
    </style:style>
    <style:style style:name="P4" style:family="paragraph" style:parent-style-name="Standard">
      <style:text-properties officeooo:rsid="0011e60c" officeooo:paragraph-rsid="00123dc6"/>
    </style:style>
    <style:style style:name="P5" style:family="paragraph" style:parent-style-name="Standard">
      <style:text-properties fo:font-weight="bold" officeooo:rsid="0011e60c" officeooo:paragraph-rsid="0011e60c" style:font-weight-asian="bold" style:font-weight-complex="bold"/>
    </style:style>
    <style:style style:name="P6" style:family="paragraph" style:parent-style-name="Standard">
      <style:text-properties officeooo:rsid="0013286d" officeooo:paragraph-rsid="0013286d"/>
    </style:style>
    <style:style style:name="P7" style:family="paragraph" style:parent-style-name="Standard">
      <style:text-properties fo:font-weight="bold" officeooo:rsid="0013286d" officeooo:paragraph-rsid="0013286d" style:font-weight-asian="bold" style:font-weight-complex="bold"/>
    </style:style>
    <style:style style:name="P8" style:family="paragraph" style:parent-style-name="Standard">
      <style:text-properties fo:font-weight="bold" officeooo:rsid="00149e1c" officeooo:paragraph-rsid="00149e1c" style:font-weight-asian="bold" style:font-weight-complex="bold"/>
    </style:style>
    <style:style style:name="P9" style:family="paragraph" style:parent-style-name="Standard">
      <style:text-properties officeooo:rsid="0013286d" officeooo:paragraph-rsid="0013286d"/>
    </style:style>
    <style:style style:name="P10" style:family="paragraph" style:parent-style-name="Standard">
      <style:text-properties officeooo:rsid="00149e1c" officeooo:paragraph-rsid="00149e1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23dc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Keystore Password: </text:span><text:s/></text:p>
      <text:p text:style-name="P1">placepoint</text:p>
      <text:p text:style-name="P1"/>
      <text:p text:style-name="P2"><text:span text:style-name="T1">Stripe Account info -</text:span> </text:p>
      <text:p text:style-name="P2">msuri@mind-roots.com</text:p>
      <text:p text:style-name="P2"><text:a xlink:type="simple" xlink:href="mailto:Mrtech@123">Mrtech@123</text:a></text:p>
      <text:p text:style-name="P2"/>
      <text:p text:style-name="P2"/>
      <text:p text:style-name="P2">paul.morny@gmail.com</text:p>
      <text:p text:style-name="P2">IrbExThykyauf7I</text:p>
      <text:p text:style-name="P2"/>
      <text:p text:style-name="P5">Firebase account - </text:p>
      <text:p text:style-name="P3">paul.morny@gmail.com</text:p>
      <text:p text:style-name="P4">pass - <text:s/>bolt50867951 / <text:span text:style-name="T2">bolt!50867951</text:span></text:p>
      <text:p text:style-name="P4"/>
      <text:p text:style-name="P7">Client's One signal account </text:p>
      <text:p text:style-name="P6">account login:<text:tab/><text:tab/> morny@placepoint.ie</text:p>
      <text:p text:style-name="P6">pass:<text:tab/><text:tab/><text:tab/> Malta!50867951</text:p>
      <text:p text:style-name="P6"/>
      <text:p text:style-name="P8">login for appsflyer is:</text:p>
      <text:p text:style-name="P10"/>
      <text:p text:style-name="P10"><text:s/>morny@placepoint.ie</text:p>
      <text:p text:style-name="P10">password is: na4PoAZ0zRk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15:45:24.582844181</meta:creation-date>
    <dc:date>2019-02-22T09:28:28.492746809</dc:date>
    <meta:editing-duration>PT1M41S</meta:editing-duration>
    <meta:editing-cycles>8</meta:editing-cycles>
    <meta:generator>LibreOffice/4.2.8.2$Linux_X86_64 LibreOffice_project/420m0$Build-2</meta:generator>
    <meta:document-statistic meta:table-count="0" meta:image-count="0" meta:object-count="0" meta:page-count="1" meta:paragraph-count="16" meta:word-count="37" meta:character-count="347" meta:non-whitespace-character-count="314"/>
  </office:meta>
</office:document-meta>
</file>